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end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ableColumn13" style:family="table-column">
      <style:table-column-properties style:column-width="2.2305in" style:use-optimal-column-width="false"/>
    </style:style>
    <style:style style:name="TableColumn14" style:family="table-column">
      <style:table-column-properties style:column-width="2.2312in" style:use-optimal-column-width="false"/>
    </style:style>
    <style:style style:name="TableColumn15" style:family="table-column">
      <style:table-column-properties style:column-width="2.2312in" style:use-optimal-column-width="false"/>
    </style:style>
    <style:style style:name="Table12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margin-left="4.9236in">
        <style:tab-stops/>
      </style:paragraph-properties>
    </style:style>
    <style:style style:name="P32" style:parent-style-name="Standard" style:family="paragraph">
      <style:paragraph-properties fo:margin-left="4.9236in">
        <style:tab-stops/>
      </style:paragraph-properties>
    </style:style>
    <style:style style:name="P33" style:parent-style-name="Standard" style:family="paragraph">
      <style:paragraph-properties fo:margin-left="3.9388in">
        <style:tab-stops/>
      </style:paragraph-properties>
    </style:style>
    <style:style style:name="T34" style:parent-style-name="Car.predefinitoparagrafo" style:family="text">
      <style:text-properties fo:font-size="14pt" style:font-size-asian="14pt" style:font-size-complex="14pt"/>
    </style:style>
    <style:style style:name="P3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3.9388in">
        <style:tab-stops/>
      </style:paragraph-properties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margin-left="3.9388in">
        <style:tab-stops/>
      </style:paragraph-properties>
    </style:style>
    <style:style style:name="P40" style:parent-style-name="Standard" style:family="paragraph">
      <style:paragraph-properties fo:margin-left="3.9388in">
        <style:tab-stops/>
      </style:paragraph-properties>
    </style:style>
    <style:style style:name="P41" style:parent-style-name="Standard" style:family="paragraph">
      <style:paragraph-properties fo:margin-left="3.9388in">
        <style:tab-stops/>
      </style:paragraph-properties>
    </style:style>
    <style:style style:name="P42" style:parent-style-name="Standard" style:family="paragraph">
      <style:paragraph-properties fo:margin-left="3.9388in">
        <style:tab-stops/>
      </style:paragraph-properties>
    </style:style>
    <style:style style:name="P43" style:parent-style-name="Standard" style:family="paragraph">
      <style:paragraph-properties fo:margin-left="3.9388in">
        <style:tab-stops/>
      </style:paragraph-properties>
    </style:style>
    <style:style style:name="P44" style:parent-style-name="Standard" style:family="paragraph">
      <style:paragraph-properties fo:margin-left="3.9388in">
        <style:tab-stops/>
      </style:paragraph-properties>
    </style:style>
    <style:style style:name="P45" style:parent-style-name="Standard" style:family="paragraph">
      <style:paragraph-properties fo:margin-left="3.9388in">
        <style:tab-stops/>
      </style:paragraph-properties>
    </style:style>
  </office:automatic-styles>
  <office:body>
    <office:text text:use-soft-page-breaks="true">
      <text:p text:style-name="P1">D.T.S Group</text:p>
      <text:p text:style-name="P2"><text:s text:c="3"/>Dispositivi Termo Sanitari</text:p>
      <text:p text:style-name="P3"><text:s text:c="2"/>V.le A. De gasperi,10- 10129 Torino</text:p>
      <text:p text:style-name="P4">Tel. 011-623465, Fax 011-623466</text:p>
      <text:p text:style-name="P5">Email:<text:s/><text:a xlink:href="mailto:info@dts.it" office:target-frame-name="_top" xlink:show="replace">info@dts.it</text:a>,<text:s/>www.dispositividts.it</text:p>
      <text:p text:style-name="P6"><text:s text:c="5"/></text:p>
      <text:p text:style-name="P7"/>
      <text:p text:style-name="P8">Torino, 12 Settembre 2014</text:p>
      <text:p text:style-name="Standard"/>
      <text:p text:style-name="Standard">Spett.Ditta</text:p>
      <text:p text:style-name="Standard">Visconti Alessio</text:p>
      <text:p text:style-name="Standard">Corso Garibaldi,16</text:p>
      <text:p text:style-name="Standard">73100 LECCE (LE)</text:p>
      <text:p text:style-name="Standard"/>
      <text:p text:style-name="Standard"/>
      <text:p text:style-name="Standard"><text:span text:style-name="T9">Oggetto:<text:s/></text:span>Richiesta listino</text:p>
      <text:p text:style-name="P10"/>
      <text:p text:style-name="Standard"><text:s/>Desideriamo innanzitutto ringraziarVi per la richiesta di informazioni sui prodotti della D.T.S. group<text:s/>s.r.l.</text:p>
      <text:p text:style-name="Standard">La nostra azienda <text:s/>è specializzata nella fornitura di apparecchiature termiche su misura, realizzate <text:s/>in base alle esigenze dei nostri clienti ed è questo il punto di forza e l’origine del nostro successo.</text:p>
      <text:p text:style-name="Standard">Saremo lieti di incontrarVi nelle prossime<text:s/>settimane per un eventuale incontro e per fornirVi ulteriori dettagli ai fini di un eventuale collaborazione.</text:p>
      <text:p text:style-name="Standard">RingraziandoVi nuovamente perl’ interesse dimostrato, come da Voi richiesto, inviamo il listino aggiornato che avrà validità semestrale e che,<text:s/>come potrete notare, riporta solo modesti ritocchi dei prezzi rispetto al listino precedente.</text:p>
      <text:p text:style-name="Standard">Ci teniamo a segnalare la presenza sul listino dei seguenti due articoli che, sicuramente, incontreranno il Vostro interesse.</text:p>
      <text:p text:style-name="Standard"><text:s text:c="14"/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Codice</text:p>
          </table:table-cell>
          <table:table-cell table:style-name="TableCell19">
            <text:p text:style-name="P20">Descrizione</text:p>
          </table:table-cell>
          <table:table-cell table:style-name="TableCell21">
            <text:p text:style-name="P22">Prezzo</text:p>
          </table:table-cell>
        </table:table-row>
        <table:table-row table:style-name="TableRow23">
          <table:table-cell table:style-name="TableCell24">
            <text:p text:style-name="TableContents">A001</text:p>
          </table:table-cell>
          <table:table-cell table:style-name="TableCell25">
            <text:p text:style-name="TableContents">Impianto XYZ</text:p>
          </table:table-cell>
          <table:table-cell table:style-name="TableCell26">
            <text:p text:style-name="TableContents">€ 150,00</text:p>
          </table:table-cell>
        </table:table-row>
        <table:table-row table:style-name="TableRow27">
          <table:table-cell table:style-name="TableCell28">
            <text:p text:style-name="TableContents">A002</text:p>
          </table:table-cell>
          <table:table-cell table:style-name="TableCell29">
            <text:p text:style-name="TableContents">Impianto ABC</text:p>
          </table:table-cell>
          <table:table-cell table:style-name="TableCell30">
            <text:p text:style-name="TableContents">€ 250,00</text:p>
          </table:table-cell>
        </table:table-row>
      </table:table>
      <text:p text:style-name="Standard"/>
      <text:p text:style-name="Standard">Nell’ attesa di Vostri graditi ordini, Vi porgiamo i nostri più distinti saluti.</text:p>
      <text:p text:style-name="Standard"/>
      <text:p text:style-name="P31"/>
      <text:p text:style-name="P32"/>
      <text:p text:style-name="P33"><text:s text:c="23"/><text:span text:style-name="T34"><text:s text:c="2"/>Alessandro Graviglio</text:span></text:p>
      <text:p text:style-name="P35"><text:s text:c="32"/>(Ufficio vendite)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Andrea Milani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andro Fuser</dc:creator>
    <meta:creation-date>2018-11-27T08:03:00Z</meta:creation-date>
    <dc:date>2018-12-19T10:56:00Z</dc:date>
    <meta:print-date>2018-12-19T10:56:00Z</meta:print-date>
    <meta:template xlink:href="Normal" xlink:type="simple"/>
    <meta:editing-cycles>5</meta:editing-cycles>
    <meta:editing-duration>PT900S</meta:editing-duration>
    <meta:document-statistic meta:page-count="1" meta:paragraph-count="2" meta:word-count="215" meta:character-count="1440" meta:row-count="10" meta:non-whitespace-character-count="1227"/>
  </office:meta>
</office:document-meta>
</file>